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618in"/>
    </style:style>
    <style:style style:name="co2" style:family="table-column">
      <style:table-column-properties fo:break-before="auto" style:column-width="0.3929in"/>
    </style:style>
    <style:style style:name="co3" style:family="table-column">
      <style:table-column-properties fo:break-before="auto" style:column-width="0.2402in"/>
    </style:style>
    <style:style style:name="co4" style:family="table-column">
      <style:table-column-properties fo:break-before="auto" style:column-width="1.0374in"/>
    </style:style>
    <style:style style:name="co5" style:family="table-column">
      <style:table-column-properties fo:break-before="auto" style:column-width="0.3382in"/>
    </style:style>
    <style:style style:name="co6" style:family="table-column">
      <style:table-column-properties fo:break-before="auto" style:column-width="1.0598in"/>
    </style:style>
    <style:style style:name="co7" style:family="table-column">
      <style:table-column-properties fo:break-before="auto" style:column-width="0.3602in"/>
    </style:style>
    <style:style style:name="co8" style:family="table-column">
      <style:table-column-properties fo:break-before="auto" style:column-width="0.5244in"/>
    </style:style>
    <style:style style:name="co9" style:family="table-column">
      <style:table-column-properties fo:break-before="auto" style:column-width="0.2181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272in"/>
    </style:style>
    <style:style style:name="co12" style:family="table-column">
      <style:table-column-properties fo:break-before="auto" style:column-width="0.3819in"/>
    </style:style>
    <style:style style:name="co13" style:family="table-column">
      <style:table-column-properties fo:break-before="auto" style:column-width="0.4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1a1a1a" style:font-name="Cantarell" fo:font-size="12pt" fo:language="none" fo:country="none" fo:font-weight="bold" style:font-name-asian="Cantarell" style:font-size-asian="12pt" style:language-asian="none" style:country-asian="none" style:font-weight-asian="bold" style:font-name-complex="Cantarell" style:font-size-complex="12pt" style:language-complex="none" style:country-complex="none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1a1a1a" style:font-name="Cantarell" fo:font-size="12pt" fo:language="none" fo:country="none" fo:font-weight="bold" style:font-name-asian="Cantarell" style:font-size-asian="6.40000009536743pt" style:language-asian="none" style:country-asian="none" style:font-weight-asian="normal" style:font-name-complex="Cantarell" style:font-size-complex="6.40000009536743pt" style:language-complex="none" style:country-complex="none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120"/>
    <style:style style:name="T1" style:family="text">
      <style:text-properties fo:language="none" fo:country="none" style:font-name-asian="Cantarell" style:font-size-asian="6.40000009536743pt" style:language-asian="none" style:country-asian="none" style:font-weight-asian="normal" style:font-name-complex="Cantarell" style:font-size-complex="6.40000009536743pt" style:language-complex="none" style:country-complex="none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5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row table:style-name="ro1">
          <table:table-cell/>
          <table:table-cell table:style-name="Default" table:number-columns-repeated="2"/>
          <table:table-cell table:number-columns-repeated="11"/>
          <table:table-cell table:style-name="Default"/>
          <table:table-cell table:number-columns-repeated="3"/>
        </table:table-row>
        <table:table-row table:style-name="ro2">
          <table:table-cell/>
          <table:table-cell table:style-name="ce1" office:value-type="string" table:number-columns-spanned="8" table:number-rows-spanned="1">
            <text:p><text:span text:style-name="T1">YCbCr BT.601</text:span></text:p>
          </table:table-cell>
          <table:covered-table-cell table:style-name="Default"/>
          <table:covered-table-cell table:number-columns-repeated="6"/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11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Kr</text:p>
          </table:table-cell>
          <table:table-cell office:value-type="string">
            <text:p><text:s/>= </text:p>
          </table:table-cell>
          <table:table-cell office:value-type="float" office:value="0.299">
            <text:p>0.299</text:p>
          </table:table-cell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Kb</text:p>
          </table:table-cell>
          <table:table-cell office:value-type="string">
            <text:p><text:s/>= </text:p>
          </table:table-cell>
          <table:table-cell office:value-type="float" office:value="0.114">
            <text:p>0.114</text:p>
          </table:table-cell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2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Y</text:p>
          </table:table-cell>
          <table:table-cell office:value-type="string">
            <text:p><text:s/>= </text:p>
          </table:table-cell>
          <table:table-cell table:style-name="ce5" table:formula="of:=[.D4]" office:value-type="float" office:value="0.299">
            <text:p>0.299000</text:p>
          </table:table-cell>
          <table:table-cell table:style-name="ce4" office:value-type="string">
            <text:p><text:s/>* R</text:p>
          </table:table-cell>
          <table:table-cell table:style-name="ce5" table:formula="of:=1-[.D4]-[.D5]" office:value-type="float" office:value="0.587">
            <text:p>0.587000</text:p>
          </table:table-cell>
          <table:table-cell table:style-name="ce4" office:value-type="string">
            <text:p><text:s/>* G</text:p>
          </table:table-cell>
          <table:table-cell table:style-name="ce5" table:formula="of:=[.D5]" office:value-type="float" office:value="0.114">
            <text:p>0.114000</text:p>
          </table:table-cell>
          <table:table-cell table:style-name="ce4" office:value-type="string">
            <text:p><text:s/>* B</text:p>
          </table:table-cell>
          <table:table-cell/>
          <table:table-cell table:style-name="ce2" office:value-type="string">
            <text:p>R</text:p>
          </table:table-cell>
          <table:table-cell office:value-type="string">
            <text:p><text:s/>= </text:p>
          </table:table-cell>
          <table:table-cell table:style-name="ce5" office:value-type="float" office:value="1">
            <text:p>1.000000</text:p>
          </table:table-cell>
          <table:table-cell office:value-type="string">
            <text:p><text:s/>* Y</text:p>
          </table:table-cell>
          <table:table-cell office:value-type="float" office:value="0">
            <text:p>0.000000</text:p>
          </table:table-cell>
          <table:table-cell office:value-type="string">
            <text:p><text:s/>* Pb</text:p>
          </table:table-cell>
          <table:table-cell table:style-name="ce5" table:formula="of:=2*(1-[.D4])" office:value-type="float" office:value="1.402">
            <text:p>1.402000</text:p>
          </table:table-cell>
          <table:table-cell office:value-type="string">
            <text:p><text:s/>* Pr</text:p>
          </table:table-cell>
        </table:table-row>
        <table:table-row table:style-name="ro1">
          <table:table-cell/>
          <table:table-cell office:value-type="string">
            <text:p>Pb</text:p>
          </table:table-cell>
          <table:table-cell office:value-type="string">
            <text:p><text:s/>= </text:p>
          </table:table-cell>
          <table:table-cell table:style-name="ce5" table:formula="of:=-[.D4]/(2*(1-[.D5]))" office:value-type="float" office:value="-0.168735891647856">
            <text:p>-0.168736</text:p>
          </table:table-cell>
          <table:table-cell table:style-name="ce4" office:value-type="string">
            <text:p><text:s/>* R</text:p>
          </table:table-cell>
          <table:table-cell table:style-name="ce5" table:formula="of:=-(1-[.D4]-[.D5])/(2*(1-[.D5]))" office:value-type="float" office:value="-0.331264108352144">
            <text:p>-0.331264</text:p>
          </table:table-cell>
          <table:table-cell table:style-name="ce4" office:value-type="string">
            <text:p><text:s/>* G</text:p>
          </table:table-cell>
          <table:table-cell table:style-name="ce5" table:formula="of:=-[.D5]/(2*(1-[.D5]))+1/(2*(1-[.D5]))" office:value-type="float" office:value="0.5">
            <text:p>0.500000</text:p>
          </table:table-cell>
          <table:table-cell table:style-name="ce4" office:value-type="string">
            <text:p><text:s/>* B</text:p>
          </table:table-cell>
          <table:table-cell/>
          <table:table-cell table:style-name="ce2" office:value-type="string">
            <text:p>G</text:p>
          </table:table-cell>
          <table:table-cell office:value-type="string">
            <text:p><text:s/>= </text:p>
          </table:table-cell>
          <table:table-cell table:style-name="ce5" office:value-type="float" office:value="1">
            <text:p>1.000000</text:p>
          </table:table-cell>
          <table:table-cell office:value-type="string">
            <text:p><text:s/>* Y</text:p>
          </table:table-cell>
          <table:table-cell table:formula="of:=-2*[.D5]*(1-[.D5])/(1-[.D4]-[.D5])" office:value-type="float" office:value="-0.344136286201022">
            <text:p>-0.344136</text:p>
          </table:table-cell>
          <table:table-cell office:value-type="string">
            <text:p><text:s/>* Pb</text:p>
          </table:table-cell>
          <table:table-cell table:style-name="ce5" table:formula="of:=-2*[.D4]*(1-[.D4])/(1-[.D4]-[.D5])" office:value-type="float" office:value="-0.714136286201022">
            <text:p>-0.714136</text:p>
          </table:table-cell>
          <table:table-cell office:value-type="string">
            <text:p><text:s/>* Pr</text:p>
          </table:table-cell>
        </table:table-row>
        <table:table-row table:style-name="ro1">
          <table:table-cell/>
          <table:table-cell office:value-type="string">
            <text:p>Pr</text:p>
          </table:table-cell>
          <table:table-cell office:value-type="string">
            <text:p><text:s/>= </text:p>
          </table:table-cell>
          <table:table-cell table:style-name="ce5" table:formula="of:=-[.D4]/(2*(1-[.D4]))+1/(2*(1-[.D4]))" office:value-type="float" office:value="0.5">
            <text:p>0.500000</text:p>
          </table:table-cell>
          <table:table-cell table:style-name="ce4" office:value-type="string">
            <text:p><text:s/>* R</text:p>
          </table:table-cell>
          <table:table-cell table:style-name="ce5" table:formula="of:=-(1-[.D4]-[.D5])/(2*(1-[.D4]))" office:value-type="float" office:value="-0.418687589158345">
            <text:p>-0.418688</text:p>
          </table:table-cell>
          <table:table-cell table:style-name="ce4" office:value-type="string">
            <text:p><text:s/>* G</text:p>
          </table:table-cell>
          <table:table-cell table:style-name="ce5" table:formula="of:=-[.D5]/(2*(1-[.D4]))" office:value-type="float" office:value="-0.0813124108416548">
            <text:p>-0.081312</text:p>
          </table:table-cell>
          <table:table-cell table:style-name="ce4" office:value-type="string">
            <text:p><text:s/>* B</text:p>
          </table:table-cell>
          <table:table-cell/>
          <table:table-cell table:style-name="ce2" office:value-type="string">
            <text:p>B</text:p>
          </table:table-cell>
          <table:table-cell office:value-type="string">
            <text:p><text:s/>= </text:p>
          </table:table-cell>
          <table:table-cell table:style-name="ce5" office:value-type="float" office:value="1">
            <text:p>1.000000</text:p>
          </table:table-cell>
          <table:table-cell office:value-type="string">
            <text:p><text:s/>* Y</text:p>
          </table:table-cell>
          <table:table-cell table:formula="of:=2*(1-[.D5])" office:value-type="float" office:value="1.772">
            <text:p>1.772000</text:p>
          </table:table-cell>
          <table:table-cell office:value-type="string">
            <text:p><text:s/>* Pb</text:p>
          </table:table-cell>
          <table:table-cell table:style-name="ce5" office:value-type="float" office:value="0">
            <text:p>0.000000</text:p>
          </table:table-cell>
          <table:table-cell office:value-type="string">
            <text:p><text:s/>* P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office:value-type="string">
            <text:p>Y</text:p>
          </table:table-cell>
          <table:table-cell office:value-type="string">
            <text:p><text:s/>= </text:p>
          </table:table-cell>
          <table:table-cell table:style-name="ce5" table:formula="of:=[.D7]*(219/255)" office:value-type="float" office:value="0.256788235294118">
            <text:p>0.256788</text:p>
          </table:table-cell>
          <table:table-cell table:style-name="ce4" office:value-type="string">
            <text:p><text:s/>* R</text:p>
          </table:table-cell>
          <table:table-cell table:style-name="ce5" table:formula="of:=[.F7]*(219/255)" office:value-type="float" office:value="0.504129411764706">
            <text:p>0.504129</text:p>
          </table:table-cell>
          <table:table-cell table:style-name="ce4" office:value-type="string">
            <text:p><text:s/>* G</text:p>
          </table:table-cell>
          <table:table-cell table:style-name="ce5" table:formula="of:=[.H7]*(219/255)" office:value-type="float" office:value="0.0979058823529412">
            <text:p>0.097906</text:p>
          </table:table-cell>
          <table:table-cell table:style-name="ce4" office:value-type="string">
            <text:p><text:s/>* B</text:p>
          </table:table-cell>
          <table:table-cell/>
          <table:table-cell table:style-name="ce2" office:value-type="string">
            <text:p>R</text:p>
          </table:table-cell>
          <table:table-cell office:value-type="string">
            <text:p><text:s/>= </text:p>
          </table:table-cell>
          <table:table-cell table:style-name="ce5" table:formula="of:=[.M7]*(255/219)" office:value-type="float" office:value="1.16438356164384">
            <text:p>1.164384</text:p>
          </table:table-cell>
          <table:table-cell office:value-type="string">
            <text:p><text:s/>* Y</text:p>
          </table:table-cell>
          <table:table-cell table:formula="of:=[.O7]*(255/224)" office:value-type="float" office:value="0">
            <text:p>0.000000</text:p>
          </table:table-cell>
          <table:table-cell office:value-type="string">
            <text:p><text:s/>* Cb</text:p>
          </table:table-cell>
          <table:table-cell table:style-name="ce5" table:formula="of:=[.Q7]*(255/224)" office:value-type="float" office:value="1.59602678571429">
            <text:p>1.596027</text:p>
          </table:table-cell>
          <table:table-cell office:value-type="string">
            <text:p><text:s/>* Cr</text:p>
          </table:table-cell>
        </table:table-row>
        <table:table-row table:style-name="ro1">
          <table:table-cell/>
          <table:table-cell office:value-type="string">
            <text:p>Cb</text:p>
          </table:table-cell>
          <table:table-cell office:value-type="string">
            <text:p><text:s/>= </text:p>
          </table:table-cell>
          <table:table-cell table:style-name="ce5" table:formula="of:=[.D8]*(224/255)" office:value-type="float" office:value="-0.148222900898508">
            <text:p>-0.148223</text:p>
          </table:table-cell>
          <table:table-cell table:style-name="ce4" office:value-type="string">
            <text:p><text:s/>* R</text:p>
          </table:table-cell>
          <table:table-cell table:style-name="ce5" table:formula="of:=[.F8]*(224/255)" office:value-type="float" office:value="-0.290992785376001">
            <text:p>-0.290993</text:p>
          </table:table-cell>
          <table:table-cell table:style-name="ce4" office:value-type="string">
            <text:p><text:s/>* G</text:p>
          </table:table-cell>
          <table:table-cell table:style-name="ce5" table:formula="of:=[.H8]*(224/255)" office:value-type="float" office:value="0.43921568627451">
            <text:p>0.439216</text:p>
          </table:table-cell>
          <table:table-cell table:style-name="ce4" office:value-type="string">
            <text:p><text:s/>* B</text:p>
          </table:table-cell>
          <table:table-cell/>
          <table:table-cell table:style-name="ce2" office:value-type="string">
            <text:p>G</text:p>
          </table:table-cell>
          <table:table-cell office:value-type="string">
            <text:p><text:s/>= </text:p>
          </table:table-cell>
          <table:table-cell table:style-name="ce5" table:formula="of:=[.M8]*(255/219)" office:value-type="float" office:value="1.16438356164384">
            <text:p>1.164384</text:p>
          </table:table-cell>
          <table:table-cell office:value-type="string">
            <text:p><text:s/>* Y</text:p>
          </table:table-cell>
          <table:table-cell table:formula="of:=[.O8]*(255/224)" office:value-type="float" office:value="-0.391762290094914">
            <text:p>-0.391762</text:p>
          </table:table-cell>
          <table:table-cell office:value-type="string">
            <text:p><text:s/>* Cb</text:p>
          </table:table-cell>
          <table:table-cell table:style-name="ce5" table:formula="of:=[.Q8]*(255/224)" office:value-type="float" office:value="-0.812967647237771">
            <text:p>-0.812968</text:p>
          </table:table-cell>
          <table:table-cell office:value-type="string">
            <text:p><text:s/>* Cr</text:p>
          </table:table-cell>
        </table:table-row>
        <table:table-row table:style-name="ro1">
          <table:table-cell/>
          <table:table-cell office:value-type="string">
            <text:p>Cr</text:p>
          </table:table-cell>
          <table:table-cell office:value-type="string">
            <text:p><text:s/>= </text:p>
          </table:table-cell>
          <table:table-cell table:style-name="ce5" table:formula="of:=[.D9]*(224/255)" office:value-type="float" office:value="0.43921568627451">
            <text:p>0.439216</text:p>
          </table:table-cell>
          <table:table-cell table:style-name="ce4" office:value-type="string">
            <text:p><text:s/>* R</text:p>
          </table:table-cell>
          <table:table-cell table:style-name="ce5" table:formula="of:=[.F9]*(224/255)" office:value-type="float" office:value="-0.367788313613605">
            <text:p>-0.367788</text:p>
          </table:table-cell>
          <table:table-cell table:style-name="ce4" office:value-type="string">
            <text:p><text:s/>* G</text:p>
          </table:table-cell>
          <table:table-cell table:style-name="ce5" table:formula="of:=[.H9]*(224/255)" office:value-type="float" office:value="-0.0714273726609046">
            <text:p>-0.071427</text:p>
          </table:table-cell>
          <table:table-cell table:style-name="ce4" office:value-type="string">
            <text:p><text:s/>* B</text:p>
          </table:table-cell>
          <table:table-cell/>
          <table:table-cell table:style-name="ce2" office:value-type="string">
            <text:p>B</text:p>
          </table:table-cell>
          <table:table-cell office:value-type="string">
            <text:p><text:s/>= </text:p>
          </table:table-cell>
          <table:table-cell table:style-name="ce5" table:formula="of:=[.M9]*(255/219)" office:value-type="float" office:value="1.16438356164384">
            <text:p>1.164384</text:p>
          </table:table-cell>
          <table:table-cell office:value-type="string">
            <text:p><text:s/>* Y</text:p>
          </table:table-cell>
          <table:table-cell table:formula="of:=[.O9]*(255/224)" office:value-type="float" office:value="2.01723214285714">
            <text:p>2.017232</text:p>
          </table:table-cell>
          <table:table-cell office:value-type="string">
            <text:p><text:s/>* Cb</text:p>
          </table:table-cell>
          <table:table-cell table:style-name="ce5" table:formula="of:=[.Q9]*(255/224)" office:value-type="float" office:value="0">
            <text:p>0.000000</text:p>
          </table:table-cell>
          <table:table-cell office:value-type="string">
            <text:p><text:s/>* Cr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1"/>
          <table:table-cell table:style-name="Default"/>
          <table:table-cell table:number-columns-repeated="3"/>
        </table:table-row>
        <table:table-row table:style-name="ro2">
          <table:table-cell/>
          <table:table-cell table:style-name="ce3" office:value-type="string" table:number-columns-spanned="8" table:number-rows-spanned="1">
            <text:p><text:span text:style-name="T1">YCbCr BT.709</text:span></text:p>
          </table:table-cell>
          <table:covered-table-cell table:style-name="Default"/>
          <table:covered-table-cell table:number-columns-repeated="6"/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11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Kr</text:p>
          </table:table-cell>
          <table:table-cell office:value-type="string">
            <text:p><text:s/>= </text:p>
          </table:table-cell>
          <table:table-cell office:value-type="float" office:value="0.2126">
            <text:p>0.2126</text:p>
          </table:table-cell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Kb</text:p>
          </table:table-cell>
          <table:table-cell office:value-type="string">
            <text:p><text:s/>= </text:p>
          </table:table-cell>
          <table:table-cell office:value-type="float" office:value="0.0722">
            <text:p>0.0722</text:p>
          </table:table-cell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2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Y</text:p>
          </table:table-cell>
          <table:table-cell office:value-type="string">
            <text:p><text:s/>= </text:p>
          </table:table-cell>
          <table:table-cell table:style-name="ce5" table:formula="of:=[.D18]" office:value-type="float" office:value="0.2126">
            <text:p>0.212600</text:p>
          </table:table-cell>
          <table:table-cell table:style-name="ce4" office:value-type="string">
            <text:p><text:s/>* R</text:p>
          </table:table-cell>
          <table:table-cell table:style-name="ce5" table:formula="of:=1-[.D18]-[.D19]" office:value-type="float" office:value="0.7152">
            <text:p>0.715200</text:p>
          </table:table-cell>
          <table:table-cell table:style-name="ce4" office:value-type="string">
            <text:p><text:s/>* G</text:p>
          </table:table-cell>
          <table:table-cell table:style-name="ce5" table:formula="of:=[.D19]" office:value-type="float" office:value="0.0722">
            <text:p>0.072200</text:p>
          </table:table-cell>
          <table:table-cell table:style-name="ce4" office:value-type="string">
            <text:p><text:s/>* B</text:p>
          </table:table-cell>
          <table:table-cell/>
          <table:table-cell table:style-name="ce2" office:value-type="string">
            <text:p>R</text:p>
          </table:table-cell>
          <table:table-cell office:value-type="string">
            <text:p><text:s/>= </text:p>
          </table:table-cell>
          <table:table-cell table:style-name="ce5" office:value-type="float" office:value="1">
            <text:p>1.000000</text:p>
          </table:table-cell>
          <table:table-cell office:value-type="string">
            <text:p><text:s/>* Y</text:p>
          </table:table-cell>
          <table:table-cell office:value-type="float" office:value="0">
            <text:p>0.000000</text:p>
          </table:table-cell>
          <table:table-cell office:value-type="string">
            <text:p><text:s/>* Pb</text:p>
          </table:table-cell>
          <table:table-cell table:style-name="ce5" table:formula="of:=2*(1-[.D18])" office:value-type="float" office:value="1.5748">
            <text:p>1.574800</text:p>
          </table:table-cell>
          <table:table-cell office:value-type="string">
            <text:p><text:s/>* Pr</text:p>
          </table:table-cell>
        </table:table-row>
        <table:table-row table:style-name="ro1">
          <table:table-cell/>
          <table:table-cell office:value-type="string">
            <text:p>Pb</text:p>
          </table:table-cell>
          <table:table-cell office:value-type="string">
            <text:p><text:s/>= </text:p>
          </table:table-cell>
          <table:table-cell table:style-name="ce5" table:formula="of:=-[.D18]/(2*(1-[.D19]))" office:value-type="float" office:value="-0.11457210605734">
            <text:p>-0.114572</text:p>
          </table:table-cell>
          <table:table-cell table:style-name="ce4" office:value-type="string">
            <text:p><text:s/>* R</text:p>
          </table:table-cell>
          <table:table-cell table:style-name="ce5" table:formula="of:=-(1-[.D18]-[.D19])/(2*(1-[.D19]))" office:value-type="float" office:value="-0.38542789394266">
            <text:p>-0.385428</text:p>
          </table:table-cell>
          <table:table-cell table:style-name="ce4" office:value-type="string">
            <text:p><text:s/>* G</text:p>
          </table:table-cell>
          <table:table-cell table:style-name="ce5" table:formula="of:=-[.D19]/(2*(1-[.D19]))+1/(2*(1-[.D19]))" office:value-type="float" office:value="0.5">
            <text:p>0.500000</text:p>
          </table:table-cell>
          <table:table-cell table:style-name="ce4" office:value-type="string">
            <text:p><text:s/>* B</text:p>
          </table:table-cell>
          <table:table-cell/>
          <table:table-cell table:style-name="ce2" office:value-type="string">
            <text:p>G</text:p>
          </table:table-cell>
          <table:table-cell office:value-type="string">
            <text:p><text:s/>= </text:p>
          </table:table-cell>
          <table:table-cell table:style-name="ce5" office:value-type="float" office:value="1">
            <text:p>1.000000</text:p>
          </table:table-cell>
          <table:table-cell office:value-type="string">
            <text:p><text:s/>* Y</text:p>
          </table:table-cell>
          <table:table-cell table:formula="of:=-2*[.D19]*(1-[.D19])/(1-[.D18]-[.D19])" office:value-type="float" office:value="-0.187324272930649">
            <text:p>-0.187324</text:p>
          </table:table-cell>
          <table:table-cell office:value-type="string">
            <text:p><text:s/>* Pb</text:p>
          </table:table-cell>
          <table:table-cell table:style-name="ce5" table:formula="of:=-2*[.D18]*(1-[.D18])/(1-[.D18]-[.D19])" office:value-type="float" office:value="-0.468124272930649">
            <text:p>-0.468124</text:p>
          </table:table-cell>
          <table:table-cell office:value-type="string">
            <text:p><text:s/>* Pr</text:p>
          </table:table-cell>
        </table:table-row>
        <table:table-row table:style-name="ro1">
          <table:table-cell/>
          <table:table-cell office:value-type="string">
            <text:p>Pr</text:p>
          </table:table-cell>
          <table:table-cell office:value-type="string">
            <text:p><text:s/>= </text:p>
          </table:table-cell>
          <table:table-cell table:style-name="ce5" table:formula="of:=-[.D18]/(2*(1-[.D18]))+1/(2*(1-[.D18]))" office:value-type="float" office:value="0.5">
            <text:p>0.500000</text:p>
          </table:table-cell>
          <table:table-cell table:style-name="ce4" office:value-type="string">
            <text:p><text:s/>* R</text:p>
          </table:table-cell>
          <table:table-cell table:style-name="ce5" table:formula="of:=-(1-[.D18]-[.D19])/(2*(1-[.D18]))" office:value-type="float" office:value="-0.454152908305817">
            <text:p>-0.454153</text:p>
          </table:table-cell>
          <table:table-cell table:style-name="ce4" office:value-type="string">
            <text:p><text:s/>* G</text:p>
          </table:table-cell>
          <table:table-cell table:style-name="ce5" table:formula="of:=-[.D19]/(2*(1-[.D18]))" office:value-type="float" office:value="-0.0458470916941834">
            <text:p>-0.045847</text:p>
          </table:table-cell>
          <table:table-cell table:style-name="ce4" office:value-type="string">
            <text:p><text:s/>* B</text:p>
          </table:table-cell>
          <table:table-cell/>
          <table:table-cell table:style-name="ce2" office:value-type="string">
            <text:p>B</text:p>
          </table:table-cell>
          <table:table-cell office:value-type="string">
            <text:p><text:s/>= </text:p>
          </table:table-cell>
          <table:table-cell table:style-name="ce5" office:value-type="float" office:value="1">
            <text:p>1.000000</text:p>
          </table:table-cell>
          <table:table-cell office:value-type="string">
            <text:p><text:s/>* Y</text:p>
          </table:table-cell>
          <table:table-cell table:formula="of:=2*(1-[.D19])" office:value-type="float" office:value="1.8556">
            <text:p>1.855600</text:p>
          </table:table-cell>
          <table:table-cell office:value-type="string">
            <text:p><text:s/>* Pb</text:p>
          </table:table-cell>
          <table:table-cell table:style-name="ce5" office:value-type="float" office:value="0">
            <text:p>0.000000</text:p>
          </table:table-cell>
          <table:table-cell office:value-type="string">
            <text:p><text:s/>* P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office:value-type="string">
            <text:p>Y</text:p>
          </table:table-cell>
          <table:table-cell office:value-type="string">
            <text:p><text:s/>= </text:p>
          </table:table-cell>
          <table:table-cell table:style-name="ce5" table:formula="of:=[.D21]*(219/255)" office:value-type="float" office:value="0.182585882352941">
            <text:p>0.182586</text:p>
          </table:table-cell>
          <table:table-cell table:style-name="ce4" office:value-type="string">
            <text:p><text:s/>* R</text:p>
          </table:table-cell>
          <table:table-cell table:style-name="ce5" table:formula="of:=[.F21]*(219/255)" office:value-type="float" office:value="0.614230588235294">
            <text:p>0.614231</text:p>
          </table:table-cell>
          <table:table-cell table:style-name="ce4" office:value-type="string">
            <text:p><text:s/>* G</text:p>
          </table:table-cell>
          <table:table-cell table:style-name="ce5" table:formula="of:=[.H21]*(219/255)" office:value-type="float" office:value="0.0620070588235294">
            <text:p>0.062007</text:p>
          </table:table-cell>
          <table:table-cell table:style-name="ce4" office:value-type="string">
            <text:p><text:s/>* B</text:p>
          </table:table-cell>
          <table:table-cell/>
          <table:table-cell table:style-name="ce2" office:value-type="string">
            <text:p>R</text:p>
          </table:table-cell>
          <table:table-cell office:value-type="string">
            <text:p><text:s/>= </text:p>
          </table:table-cell>
          <table:table-cell table:style-name="ce5" table:formula="of:=[.M21]*(255/219)" office:value-type="float" office:value="1.16438356164384">
            <text:p>1.164384</text:p>
          </table:table-cell>
          <table:table-cell office:value-type="string">
            <text:p><text:s/>* Y</text:p>
          </table:table-cell>
          <table:table-cell table:formula="of:=[.O21]*(255/224)" office:value-type="float" office:value="0">
            <text:p>0.000000</text:p>
          </table:table-cell>
          <table:table-cell office:value-type="string">
            <text:p><text:s/>* Cb</text:p>
          </table:table-cell>
          <table:table-cell table:style-name="ce5" table:formula="of:=[.Q21]*(255/224)" office:value-type="float" office:value="1.79274107142857">
            <text:p>1.792741</text:p>
          </table:table-cell>
          <table:table-cell office:value-type="string">
            <text:p><text:s/>* Cr</text:p>
          </table:table-cell>
        </table:table-row>
        <table:table-row table:style-name="ro1">
          <table:table-cell/>
          <table:table-cell office:value-type="string">
            <text:p>Cb</text:p>
          </table:table-cell>
          <table:table-cell office:value-type="string">
            <text:p><text:s/>= </text:p>
          </table:table-cell>
          <table:table-cell table:style-name="ce5" table:formula="of:=[.D22]*(224/255)" office:value-type="float" office:value="-0.100643732379781">
            <text:p>-0.100644</text:p>
          </table:table-cell>
          <table:table-cell table:style-name="ce4" office:value-type="string">
            <text:p><text:s/>* R</text:p>
          </table:table-cell>
          <table:table-cell table:style-name="ce5" table:formula="of:=[.F22]*(224/255)" office:value-type="float" office:value="-0.338571953894729">
            <text:p>-0.338572</text:p>
          </table:table-cell>
          <table:table-cell table:style-name="ce4" office:value-type="string">
            <text:p><text:s/>* G</text:p>
          </table:table-cell>
          <table:table-cell table:style-name="ce5" table:formula="of:=[.H22]*(224/255)" office:value-type="float" office:value="0.43921568627451">
            <text:p>0.439216</text:p>
          </table:table-cell>
          <table:table-cell table:style-name="ce4" office:value-type="string">
            <text:p><text:s/>* B</text:p>
          </table:table-cell>
          <table:table-cell/>
          <table:table-cell table:style-name="ce2" office:value-type="string">
            <text:p>G</text:p>
          </table:table-cell>
          <table:table-cell office:value-type="string">
            <text:p><text:s/>= </text:p>
          </table:table-cell>
          <table:table-cell table:style-name="ce5" table:formula="of:=[.M22]*(255/219)" office:value-type="float" office:value="1.16438356164384">
            <text:p>1.164384</text:p>
          </table:table-cell>
          <table:table-cell office:value-type="string">
            <text:p><text:s/>* Y</text:p>
          </table:table-cell>
          <table:table-cell table:formula="of:=[.O22]*(255/224)" office:value-type="float" office:value="-0.21324861427373">
            <text:p>-0.213249</text:p>
          </table:table-cell>
          <table:table-cell office:value-type="string">
            <text:p><text:s/>* Cb</text:p>
          </table:table-cell>
          <table:table-cell table:style-name="ce5" table:formula="of:=[.Q22]*(255/224)" office:value-type="float" office:value="-0.532909328559444">
            <text:p>-0.532909</text:p>
          </table:table-cell>
          <table:table-cell office:value-type="string">
            <text:p><text:s/>* Cr</text:p>
          </table:table-cell>
        </table:table-row>
        <table:table-row table:style-name="ro1">
          <table:table-cell/>
          <table:table-cell office:value-type="string">
            <text:p>Cr</text:p>
          </table:table-cell>
          <table:table-cell office:value-type="string">
            <text:p><text:s/>= </text:p>
          </table:table-cell>
          <table:table-cell table:style-name="ce5" table:formula="of:=[.D23]*(224/255)" office:value-type="float" office:value="0.43921568627451">
            <text:p>0.439216</text:p>
          </table:table-cell>
          <table:table-cell table:style-name="ce4" office:value-type="string">
            <text:p><text:s/>* R</text:p>
          </table:table-cell>
          <table:table-cell table:style-name="ce5" table:formula="of:=[.F23]*(224/255)" office:value-type="float" office:value="-0.398942162590207">
            <text:p>-0.398942</text:p>
          </table:table-cell>
          <table:table-cell table:style-name="ce4" office:value-type="string">
            <text:p><text:s/>* G</text:p>
          </table:table-cell>
          <table:table-cell table:style-name="ce5" table:formula="of:=[.H23]*(224/255)" office:value-type="float" office:value="-0.0402735236843023">
            <text:p>-0.040274</text:p>
          </table:table-cell>
          <table:table-cell table:style-name="ce4" office:value-type="string">
            <text:p><text:s/>* B</text:p>
          </table:table-cell>
          <table:table-cell/>
          <table:table-cell table:style-name="ce2" office:value-type="string">
            <text:p>B</text:p>
          </table:table-cell>
          <table:table-cell office:value-type="string">
            <text:p><text:s/>= </text:p>
          </table:table-cell>
          <table:table-cell table:style-name="ce5" table:formula="of:=[.M23]*(255/219)" office:value-type="float" office:value="1.16438356164384">
            <text:p>1.164384</text:p>
          </table:table-cell>
          <table:table-cell office:value-type="string">
            <text:p><text:s/>* Y</text:p>
          </table:table-cell>
          <table:table-cell table:formula="of:=[.O23]*(255/224)" office:value-type="float" office:value="2.11240178571429">
            <text:p>2.112402</text:p>
          </table:table-cell>
          <table:table-cell office:value-type="string">
            <text:p><text:s/>* Cb</text:p>
          </table:table-cell>
          <table:table-cell table:style-name="ce5" table:formula="of:=[.Q23]*(255/224)" office:value-type="float" office:value="0">
            <text:p>0.000000</text:p>
          </table:table-cell>
          <table:table-cell office:value-type="string">
            <text:p><text:s/>* Cr</text:p>
          </table:table-cell>
        </table:table-row>
      </table:table>
      <table:table table:name="Sheet2" table:style-name="ta1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6"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7">03/07/2012</text:date>, <text:time>12:0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Srom</meta:initial-creator>
    <meta:creation-date>2012-03-07T10:16:09</meta:creation-date>
    <dc:date>2012-03-07T12:01:36</dc:date>
    <dc:creator>Martin Srom</dc:creator>
    <meta:editing-duration>PT1H45M27S</meta:editing-duration>
    <meta:editing-cycles>34</meta:editing-cycles>
    <meta:generator>LibreOffice/3.4$Unix LibreOffice_project/340m1$Build-502</meta:generator>
    <meta:document-statistic meta:table-count="3" meta:cell-count="206" meta:object-count="0"/>
  </office:meta>
</office:document-meta>
</file>